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Heading">
      <style:paragraph-properties fo:text-align="center" style:justify-single-word="fals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y Eclipse Cheat Sheet</text:p>
      <text:p text:style-name="Standard"/>
      <text:p text:style-name="Standard"/>
      <text:h text:style-name="Heading_20_1" text:outline-level="1">log4j</text:h>
      <text:p text:style-name="Standard"/>
      <text:h text:style-name="Heading_20_2" text:outline-level="2">Create a User Library in the Workspace</text:h>
      <text:list xml:id="list1652151937" text:style-name="L1">
        <text:list-item>
          <text:p text:style-name="P1">Window → Preferences → Java → Build Path → User Libraries → New → log4j</text:p>
        </text:list-item>
        <text:list-item>
          <text:p text:style-name="P1">Add JARs → /home/software/tool/apache/log4j/1.2.15/log4j-1.2.15.jar</text:p>
          <text:list>
            <text:list-item>
              <text:p text:style-name="P1">Source attachment → Edit... → External Folder → /home/software/tool/apache/log4j/1.2.15/src</text:p>
            </text:list-item>
          </text:list>
        </text:list-item>
      </text:list>
      <text:p text:style-name="Standard">This library is now available for all the workspace projects to add.</text:p>
      <text:p text:style-name="Standard"/>
      <text:h text:style-name="Heading_20_2" text:outline-level="2">Add User Library to Project</text:h>
      <text:p text:style-name="Standard">Right click on project → Properties → Java Build Path → Libraries → Add Library → User Library →log4j</text:p>
      <text:p text:style-name="Standard"><text:s/></text:p>
      <text:p text:style-name="Standard"/>
      <text:h text:style-name="Heading_20_1" text:outline-level="1">JUnit</text:h>
      <text:p text:style-name="Standard"/>
      <text:p text:style-name="Standard">Eclipse 3.5.1 has JUnit bundled with it.</text:p>
      <text:p text:style-name="Standard"/>
      <text:p text:style-name="Standard">File → New → JUnit test case → New JUnit 4 test</text:p>
      <text:p text:style-name="Standard">If you don't have JUnit 4 already on the build path, it will prompt you to do so.</text:p>
      <text:p text:style-name="Standard"/>
      <text:h text:style-name="Heading_20_1" text:outline-level="1">EGit</text:h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software </meta:initial-creator>
    <meta:creation-date>2010-02-24T08:52:54</meta:creation-date>
    <dc:date>2010-02-24T09:29:52</dc:date>
    <dc:creator>software </dc:creator>
    <meta:editing-duration>PT00H37M00S</meta:editing-duration>
    <meta:editing-cycles>5</meta:editing-cycles>
    <meta:generator>OpenOffice.org/3.1$Linux OpenOffice.org_project/310m19$Build-9420</meta:generator>
    <meta:document-statistic meta:table-count="0" meta:image-count="0" meta:object-count="0" meta:page-count="1" meta:paragraph-count="15" meta:word-count="117" meta:character-count="670"/>
  </office:meta>
</office:document-meta>
</file>